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mps Total sequentiel</text:p>
          </table:table-cell>
          <table:table-cell office:value-type="string" calcext:value-type="string">
            <text:p>T seq 137-146</text:p>
          </table:table-cell>
          <table:table-cell office:value-type="string" calcext:value-type="string">
            <text:p>T seq 75-84</text:p>
          </table:table-cell>
          <table:table-cell office:value-type="string" calcext:value-type="string">
            <text:p>Somme Tse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(4)</text:p>
          </table:table-cell>
          <table:table-cell office:value-type="string" calcext:value-type="string">
            <text:p>1/s</text:p>
          </table:table-cell>
        </table:table-row>
        <table:table-row table:style-name="ro1">
          <table:table-cell office:value-type="float" office:value="0.116092" calcext:value-type="float">
            <text:p>0,116092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2321" calcext:value-type="float">
            <text:p>0,002321</text:p>
          </table:table-cell>
          <table:table-cell table:formula="of:=[.D2]/[.A2]" office:value-type="float" office:value="0.0199927643593012" calcext:value-type="float">
            <text:p>0,0199927644</text:p>
          </table:table-cell>
          <table:table-cell table:formula="of:=1/([.E2]+((1-[.E2])/4))" office:value-type="float" office:value="3.77366218357645" calcext:value-type="float">
            <text:p>3,7736621836</text:p>
          </table:table-cell>
          <table:table-cell table:formula="of:=1/[.E2]" office:value-type="float" office:value="50.0180956484274" calcext:value-type="float">
            <text:p>50,01809564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044862" calcext:value-type="float">
            <text:p>0,044862</text:p>
          </table:table-cell>
          <table:table-cell table:formula="of:=[.A2]/[.A4]" office:value-type="float" office:value="2.58775801346351" calcext:value-type="float">
            <text:p>2,587758013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 par </text:p>
          </table:table-cell>
          <table:table-cell table:number-columns-repeated="5"/>
        </table:table-row>
      </table:table>
      <table:table table:name="Feuille2" table:style-name="ta1">
        <table:table-column table:style-name="co3" table:number-columns-repeated="5" table:default-cell-style-name="Default"/>
        <table:table-row table:style-name="ro1">
          <table:table-cell office:value-type="float" office:value="0.136949" calcext:value-type="float">
            <text:p>0,136949</text:p>
          </table:table-cell>
          <table:table-cell office:value-type="float" office:value="0.088114" calcext:value-type="float">
            <text:p>0,088114</text:p>
          </table:table-cell>
          <table:table-cell office:value-type="float" office:value="0.123213" calcext:value-type="float">
            <text:p>0,123213</text:p>
          </table:table-cell>
          <table:table-cell table:formula="of:=AVERAGE([.A1];[.B1];[.C1])" office:value-type="float" office:value="0.116092" calcext:value-type="float">
            <text:p>0,116092</text:p>
          </table:table-cell>
          <table:table-cell/>
        </table:table-row>
        <table:table-row table:style-name="ro1">
          <table:table-cell office:value-type="float" office:value="0.0028" calcext:value-type="float">
            <text:p>0,0028</text:p>
          </table:table-cell>
          <table:table-cell office:value-type="float" office:value="0.001764" calcext:value-type="float">
            <text:p>0,001764</text:p>
          </table:table-cell>
          <table:table-cell office:value-type="float" office:value="0.002396" calcext:value-type="float">
            <text:p>0,002396</text:p>
          </table:table-cell>
          <table:table-cell table:formula="of:=AVERAGE([.A2];[.B2];[.C2])" office:value-type="float" office:value="0.00232" calcext:value-type="float">
            <text:p>0,00232</text:p>
          </table:table-cell>
          <table:table-cell/>
        </table:table-row>
        <table:table-row table:style-name="ro1">
          <table:table-cell table:number-columns-repeated="3" office:value-type="float" office:value="0.000001" calcext:value-type="float">
            <text:p>0,000001</text:p>
          </table:table-cell>
          <table:table-cell table:formula="of:=AVERAGE([.A3];[.B3];[.C3])" office:value-type="float" office:value="0.000001" calcext:value-type="float">
            <text:p>0,000001</text:p>
          </table:table-cell>
          <table:table-cell/>
        </table:table-row>
        <table:table-row table:style-name="ro1">
          <table:table-cell office:value-type="float" office:value="0.045288" calcext:value-type="float">
            <text:p>0,045288</text:p>
          </table:table-cell>
          <table:table-cell office:value-type="float" office:value="0.043324" calcext:value-type="float">
            <text:p>0,043324</text:p>
          </table:table-cell>
          <table:table-cell office:value-type="float" office:value="0.045973" calcext:value-type="float">
            <text:p>0,045973</text:p>
          </table:table-cell>
          <table:table-cell table:formula="of:=AVERAGE([.A4];[.B4];[.C4])" office:value-type="float" office:value="0.0448616666666667" calcext:value-type="float">
            <text:p>0,0448616667</text:p>
          </table:table-cell>
          <table:table-cell/>
        </table:table-row>
        <table:table-row table:style-name="ro1">
          <table:table-cell office:value-type="float" office:value="0.000004" calcext:value-type="float">
            <text:p>0,000004</text:p>
          </table:table-cell>
          <table:table-cell table:number-columns-repeated="2" office:value-type="float" office:value="0.000005" calcext:value-type="float">
            <text:p>0,000005</text:p>
          </table:table-cell>
          <table:table-cell table:formula="of:=AVERAGE([.A5];[.B5];[.C5])" office:value-type="float" office:value="0.00000466666666666667" calcext:value-type="float">
            <text:p>4,66666666666667E-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000005" calcext:value-type="float">
            <text:p>0,000005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0.001031" calcext:value-type="float">
            <text:p>0,001031</text:p>
          </table:table-cell>
          <table:table-cell table:formula="of:=AVERAGE([.A6];[.B6];[.C6])" office:value-type="float" office:value="0.000347666666666667" calcext:value-type="float">
            <text:p>0,0003476667</text:p>
          </table:table-cell>
          <table:table-cell office:value-type="string" calcext:value-type="string">
            <text:p>57p</text:p>
          </table:table-cell>
        </table:table-row>
        <table:table-row table:style-name="ro1">
          <table:table-cell office:value-type="float" office:value="0.126593" calcext:value-type="float">
            <text:p>0,126593</text:p>
          </table:table-cell>
          <table:table-cell office:value-type="float" office:value="0.132629" calcext:value-type="float">
            <text:p>0,132629</text:p>
          </table:table-cell>
          <table:table-cell office:value-type="float" office:value="0.1326299" calcext:value-type="float">
            <text:p>0,1326299</text:p>
          </table:table-cell>
          <table:table-cell table:formula="of:=AVERAGE([.A7];[.B7];[.C7])" office:value-type="float" office:value="0.1306173" calcext:value-type="float">
            <text:p>0,130617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32646" calcext:value-type="float">
            <text:p>0,032646</text:p>
          </table:table-cell>
          <table:table-cell office:value-type="float" office:value="0.03124" calcext:value-type="float">
            <text:p>0,03124</text:p>
          </table:table-cell>
          <table:table-cell office:value-type="float" office:value="0.046423" calcext:value-type="float">
            <text:p>0,046423</text:p>
          </table:table-cell>
          <table:table-cell table:formula="of:=AVERAGE([.A8];[.B8];[.C8])" office:value-type="float" office:value="0.0367696666666667" calcext:value-type="float">
            <text:p>0,0367696667</text:p>
          </table:table-cell>
          <table:table-cell office:value-type="string" calcext:value-type="string">
            <text:p>60p</text:p>
          </table:table-cell>
        </table:table-row>
        <table:table-row table:style-name="ro1">
          <table:table-cell table:number-columns-repeated="3" office:value-type="float" office:value="0.000002" calcext:value-type="float">
            <text:p>0,000002</text:p>
          </table:table-cell>
          <table:table-cell table:formula="of:=AVERAGE([.A9];[.B9];[.C9])" office:value-type="float" office:value="0.000002" calcext:value-type="float">
            <text:p>0,0000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000086" calcext:value-type="float">
            <text:p>0,000086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64" calcext:value-type="float">
            <text:p>0,000064</text:p>
          </table:table-cell>
          <table:table-cell table:formula="of:=AVERAGE([.A10];[.B10];[.C10])" office:value-type="float" office:value="0.0000676666666666667" calcext:value-type="float">
            <text:p>6,76666666666667E-05</text:p>
          </table:table-cell>
          <table:table-cell office:value-type="string" calcext:value-type="string">
            <text:p>93p</text:p>
          </table:table-cell>
        </table:table-row>
        <table:table-row table:style-name="ro1">
          <table:table-cell office:value-type="float" office:value="0.000044" calcext:value-type="float">
            <text:p>0,000044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2" calcext:value-type="float">
            <text:p>0,000042</text:p>
          </table:table-cell>
          <table:table-cell table:formula="of:=AVERAGE([.A11];[.B11];[.C11])" office:value-type="float" office:value="0.0000436666666666667" calcext:value-type="float">
            <text:p>4,36666666666667E-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0002" calcext:value-type="float">
            <text:p>0,00002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31" calcext:value-type="float">
            <text:p>0,000031</text:p>
          </table:table-cell>
          <table:table-cell table:formula="of:=AVERAGE([.A12];[.B12];[.C12])" office:value-type="float" office:value="0.000023" calcext:value-type="float">
            <text:p>0,000023</text:p>
          </table:table-cell>
          <table:table-cell office:value-type="string" calcext:value-type="string">
            <text:p>99p</text:p>
          </table:table-cell>
        </table:table-row>
        <table:table-row table:style-name="ro1">
          <table:table-cell table:number-columns-repeated="3" office:value-type="float" office:value="0.000001" calcext:value-type="float">
            <text:p>0,000001</text:p>
          </table:table-cell>
          <table:table-cell table:formula="of:=AVERAGE([.A13];[.B13];[.C13])" office:value-type="float" office:value="0.000001" calcext:value-type="float">
            <text:p>0,0000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3" office:value-type="float" office:value="0.000001" calcext:value-type="float">
            <text:p>0,000001</text:p>
          </table:table-cell>
          <table:table-cell table:formula="of:=AVERAGE([.A14];[.B14];[.C14])" office:value-type="float" office:value="0.000001" calcext:value-type="float">
            <text:p>0,000001</text:p>
          </table:table-cell>
          <table:table-cell office:value-type="string" calcext:value-type="string">
            <text:p>114p</text:p>
          </table:table-cell>
        </table:table-row>
        <table:table-row table:style-name="ro1">
          <table:table-cell table:number-columns-repeated="3" office:value-type="float" office:value="0.000105" calcext:value-type="float">
            <text:p>0,000105</text:p>
          </table:table-cell>
          <table:table-cell table:formula="of:=AVERAGE([.A15];[.B15];[.C15])" office:value-type="float" office:value="0.000105" calcext:value-type="float">
            <text:p>0,00010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000041" calcext:value-type="float">
            <text:p>0,000041</text:p>
          </table:table-cell>
          <table:table-cell table:number-columns-repeated="2" office:value-type="float" office:value="0.000046" calcext:value-type="float">
            <text:p>0,000046</text:p>
          </table:table-cell>
          <table:table-cell table:formula="of:=AVERAGE([.A16];[.B16];[.C16])" office:value-type="float" office:value="0.0000443333333333333" calcext:value-type="float">
            <text:p>4,43333333333333E-05</text:p>
          </table:table-cell>
          <table:table-cell office:value-type="string" calcext:value-type="string">
            <text:p>128p</text:p>
          </table:table-cell>
        </table:table-row>
        <table:table-row table:style-name="ro1">
          <table:table-cell table:number-columns-repeated="3"/>
          <table:table-cell table:formula="of:=AVERAGE([.A17];[.B17];[.C17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3"/>
          <table:table-cell table:formula="of:=AVERAGE([.A18];[.B18];[.C18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3"/>
          <table:table-cell table:formula="of:=AVERAGE([.A19];[.B19];[.C19]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3"/>
          <table:table-cell table:formula="of:=AVERAGE([.A20];[.B20];[.C20])" office:value-type="string" office:string-value="" calcext:value-type="error">
            <text:p>#DIV/0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50:25.695642654</meta:creation-date>
    <dc:date>2017-11-13T12:00:35.450566057</dc:date>
    <meta:editing-duration>PT38M55S</meta:editing-duration>
    <meta:editing-cycles>11</meta:editing-cycles>
    <meta:generator>LibreOffice/5.1.6.2$Linux_X86_64 LibreOffice_project/10m0$Build-2</meta:generator>
    <meta:document-statistic meta:table-count="2" meta:cell-count="97" meta:object-count="0"/>
  </office:meta>
</office:document-meta>
</file>